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3.1994"/>
          <table:table-cell office:value-type="float" office:value="12.668"/>
          <table:table-cell office:value-type="float" office:value="0.7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85.0"/>
          <table:table-cell office:value-type="float" office:value="493351.0"/>
          <table:table-cell office:value-type="float" office:value="1439317.0"/>
          <table:table-cell office:value-type="float" office:value="910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953.0"/>
          <table:table-cell office:value-type="float" office:value="2701643.0"/>
          <table:table-cell office:value-type="float" office:value="1905818.0"/>
          <table:table-cell office:value-type="float" office:value="1786779.0"/>
          <table:table-cell office:value-type="float" office:value="2745694.0"/>
          <table:table-cell office:value-type="float" office:value="987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3.2629"/>
          <table:table-cell office:value-type="float" office:value="12.774"/>
          <table:table-cell office:value-type="float" office:value="0.73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7.0"/>
          <table:table-cell office:value-type="float" office:value="493413.0"/>
          <table:table-cell office:value-type="float" office:value="1439549.0"/>
          <table:table-cell office:value-type="float" office:value="911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8955.0"/>
          <table:table-cell office:value-type="float" office:value="2701613.0"/>
          <table:table-cell office:value-type="float" office:value="1905788.0"/>
          <table:table-cell office:value-type="float" office:value="1786775.0"/>
          <table:table-cell office:value-type="float" office:value="2745694.0"/>
          <table:table-cell office:value-type="float" office:value="987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3.404"/>
          <table:table-cell office:value-type="float" office:value="12.861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06.0"/>
          <table:table-cell office:value-type="float" office:value="493467.0"/>
          <table:table-cell office:value-type="float" office:value="1439751.0"/>
          <table:table-cell office:value-type="float" office:value="911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58957.0"/>
          <table:table-cell office:value-type="float" office:value="2701587.0"/>
          <table:table-cell office:value-type="float" office:value="1905762.0"/>
          <table:table-cell office:value-type="float" office:value="1786771.0"/>
          <table:table-cell office:value-type="float" office:value="2745694.0"/>
          <table:table-cell office:value-type="float" office:value="987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